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abbf"/>
    </style:style>
    <style:style style:name="P2" style:family="paragraph" style:parent-style-name="Standard">
      <style:text-properties officeooo:rsid="0005abbf" officeooo:paragraph-rsid="0005abbf"/>
    </style:style>
    <style:style style:name="T1" style:family="text">
      <style:text-properties officeooo:rsid="0006f7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érémi :</text:p>
      <text:p text:style-name="P2">Nous pouvons en conclure que l’on a bien pris connaissance du sujet qu’il nous a été confié. La phase d’analyse nous a permis la compréhension de celui-ci tout en appréhendant les besoins et les problèmes qu’ils va nous réserver. Pour le moment, nous avons réaliser la phase d’analyse en prévoyant les données que l’on va utiliser lors de la phase de conception, qui me permettra de faire une base de donnée a l’aide de mariaDB utilisable par le reste de mon groupe. La compréhension du sujet a été longue a comprendre mais avec l’entraide au sein du groupe, cela nous a permis de l’assimiler. Pour le reste si la base donnée n’est pas utilisable, cela bloquera le reste du groupe pour l’avancée du projet. Dans le groupe, chacun a ses compétences et est plus ou moins bons dans tout <text:span text:style-name="T1">les domaines</text:span> ce qui permettra a tout le monde de s’entraider en cas de problème. <text:span text:style-name="T1">Cet entraide passera notamment par notre communication qui est bien présente dans notre grou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21:51:44.358000000</meta:creation-date>
    <dc:date>2020-02-01T22:04:03.833000000</dc:date>
    <meta:editing-duration>PT1M39S</meta:editing-duration>
    <meta:editing-cycles>1</meta:editing-cycles>
    <meta:document-statistic meta:table-count="0" meta:image-count="0" meta:object-count="0" meta:page-count="1" meta:paragraph-count="2" meta:word-count="170" meta:character-count="967" meta:non-whitespace-character-count="799"/>
    <meta:generator>LibreOffice/6.2.4.2$Windows_X86_64 LibreOffice_project/2412653d852ce75f65fbfa83fb7e7b669a126d64</meta:generator>
  </office:meta>
</office:document-meta>
</file>